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10b" officeooo:paragraph-rsid="000fe10b"/>
    </style:style>
    <style:style style:name="P2" style:family="paragraph" style:parent-style-name="Standard">
      <style:text-properties officeooo:rsid="00106229" officeooo:paragraph-rsid="00106229"/>
    </style:style>
    <style:style style:name="P3" style:family="paragraph" style:parent-style-name="Standard">
      <style:text-properties officeooo:rsid="0012189e" officeooo:paragraph-rsid="0012189e"/>
    </style:style>
    <style:style style:name="P4" style:family="paragraph" style:parent-style-name="Standard">
      <style:text-properties officeooo:rsid="0013fc96" officeooo:paragraph-rsid="0013fc96"/>
    </style:style>
    <style:style style:name="P5" style:family="paragraph" style:parent-style-name="Standard">
      <style:text-properties officeooo:rsid="0014d746" officeooo:paragraph-rsid="0014d746"/>
    </style:style>
    <style:style style:name="P6" style:family="paragraph" style:parent-style-name="Standard">
      <style:text-properties officeooo:rsid="0014d746" officeooo:paragraph-rsid="0019490e"/>
    </style:style>
    <style:style style:name="P7" style:family="paragraph" style:parent-style-name="Standard">
      <style:text-properties fo:font-size="12pt" fo:font-weight="normal" officeooo:rsid="0019490e" officeooo:paragraph-rsid="0019490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a7f74" officeooo:paragraph-rsid="001a7f7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d746" officeooo:paragraph-rsid="001d92f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normal" officeooo:rsid="0023b632" officeooo:paragraph-rsid="0023b63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72ac8" officeooo:paragraph-rsid="00272ac8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96aa6" officeooo:paragraph-rsid="00296aa6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a6478" officeooo:paragraph-rsid="002a6478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c8e83" officeooo:paragraph-rsid="002c8e8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e046f" officeooo:paragraph-rsid="002e046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e7103" officeooo:paragraph-rsid="002e7103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322812" officeooo:paragraph-rsid="0032281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33bc6d" officeooo:paragraph-rsid="0033bc6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598b2" officeooo:paragraph-rsid="003598b2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7875a" officeooo:paragraph-rsid="0037875a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382e9d" officeooo:paragraph-rsid="00382e9d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b573a" officeooo:paragraph-rsid="003b573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f1620" officeooo:paragraph-rsid="003f162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f617a" officeooo:paragraph-rsid="003f617a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404128" officeooo:paragraph-rsid="00404128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432cd7" officeooo:paragraph-rsid="00432cd7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448167" officeooo:paragraph-rsid="0044816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4600e0" officeooo:paragraph-rsid="004600e0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46da51" officeooo:paragraph-rsid="0046da51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499e68" officeooo:paragraph-rsid="00499e68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officeooo:rsid="000fe10b" officeooo:paragraph-rsid="000fe10b"/>
    </style:style>
    <style:style style:name="P32" style:family="paragraph" style:parent-style-name="Standard" style:list-style-name="L1">
      <style:text-properties officeooo:rsid="00106229" officeooo:paragraph-rsid="00106229"/>
    </style:style>
    <style:style style:name="P33" style:family="paragraph" style:parent-style-name="Standard" style:list-style-name="L2">
      <style:text-properties officeooo:rsid="00131d6f" officeooo:paragraph-rsid="00131d6f"/>
    </style:style>
    <style:style style:name="P34" style:family="paragraph" style:parent-style-name="Standard" style:list-style-name="L2">
      <style:text-properties officeooo:rsid="001346b8" officeooo:paragraph-rsid="001346b8"/>
    </style:style>
    <style:style style:name="P35" style:family="paragraph" style:parent-style-name="Standard" style:list-style-name="L3">
      <style:text-properties officeooo:rsid="0013fc96" officeooo:paragraph-rsid="0013fc96"/>
    </style:style>
    <style:style style:name="P36" style:family="paragraph" style:parent-style-name="Standard">
      <style:text-properties fo:font-weight="normal" officeooo:rsid="0013fc96" officeooo:paragraph-rsid="0013fc96" style:font-weight-asian="normal" style:font-weight-complex="normal"/>
    </style:style>
    <style:style style:name="P37" style:family="paragraph" style:parent-style-name="Standard">
      <style:text-properties fo:font-weight="normal" officeooo:rsid="0014d746" officeooo:paragraph-rsid="0014d746" style:font-weight-asian="normal" style:font-weight-complex="normal"/>
    </style:style>
    <style:style style:name="P38" style:family="paragraph" style:parent-style-name="Standard">
      <style:text-properties fo:font-weight="normal" officeooo:rsid="0015c9a8" officeooo:paragraph-rsid="0015c9a8" style:font-weight-asian="normal" style:font-weight-complex="normal"/>
    </style:style>
    <style:style style:name="P39" style:family="paragraph" style:parent-style-name="Standard">
      <style:text-properties fo:font-weight="normal" officeooo:rsid="00179a4e" officeooo:paragraph-rsid="00179a4e" style:font-weight-asian="normal" style:font-weight-complex="normal"/>
    </style:style>
    <style:style style:name="P40" style:family="paragraph" style:parent-style-name="Standard">
      <style:text-properties fo:font-weight="normal" officeooo:rsid="00183e90" officeooo:paragraph-rsid="00179a4e" style:font-weight-asian="normal" style:font-weight-complex="normal"/>
    </style:style>
    <style:style style:name="P41" style:family="paragraph" style:parent-style-name="Standard" style:list-style-name="L4">
      <style:text-properties officeooo:rsid="0014d746" officeooo:paragraph-rsid="0014d746"/>
    </style:style>
    <style:style style:name="P42" style:family="paragraph" style:parent-style-name="Standard" style:list-style-name="L5">
      <style:text-properties officeooo:rsid="0015c9a8" officeooo:paragraph-rsid="0015c9a8"/>
    </style:style>
    <style:style style:name="P43" style:family="paragraph" style:parent-style-name="Standard" style:list-style-name="L6">
      <style:text-properties officeooo:rsid="00179a4e" officeooo:paragraph-rsid="00179a4e"/>
    </style:style>
    <style:style style:name="P44" style:family="paragraph" style:parent-style-name="Standard">
      <style:text-properties fo:font-size="18pt" fo:font-weight="bold" officeooo:rsid="00183e90" officeooo:paragraph-rsid="0019490e" style:font-size-asian="18pt" style:font-weight-asian="bold" style:font-size-complex="18pt" style:font-weight-complex="bold"/>
    </style:style>
    <style:style style:name="P45" style:family="paragraph" style:parent-style-name="Standard">
      <style:text-properties fo:font-size="18pt" fo:font-weight="bold" officeooo:rsid="00183e90" officeooo:paragraph-rsid="001d92f6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fo:font-weight="bold" officeooo:rsid="001d92f6" officeooo:paragraph-rsid="001d92f6" style:font-size-asian="18pt" style:font-weight-asian="bold" style:font-size-complex="18pt" style:font-weight-complex="bold"/>
    </style:style>
    <style:style style:name="P47" style:family="paragraph" style:parent-style-name="Standard" style:list-style-name="L7">
      <style:text-properties fo:font-size="12pt" fo:font-weight="normal" officeooo:rsid="0019490e" officeooo:paragraph-rsid="0019490e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text-properties fo:font-size="12pt" fo:font-weight="normal" officeooo:rsid="001a7f74" officeooo:paragraph-rsid="001a7f74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text-properties fo:font-size="12pt" fo:font-weight="normal" officeooo:rsid="001f7718" officeooo:paragraph-rsid="001f7718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text-properties fo:font-size="12pt" fo:font-weight="normal" officeooo:rsid="0021eb75" officeooo:paragraph-rsid="0021eb75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4pt" fo:font-weight="bold" officeooo:rsid="002e7103" officeooo:paragraph-rsid="002e7103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3169fe" officeooo:paragraph-rsid="003169fe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432cd7" officeooo:paragraph-rsid="00432cd7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448167" officeooo:paragraph-rsid="00448167" style:font-size-asian="14pt" style:font-weight-asian="bold" style:font-size-complex="14pt" style:font-weight-complex="bold"/>
    </style:style>
    <style:style style:name="P55" style:family="paragraph" style:parent-style-name="Standard" style:list-style-name="L8">
      <style:text-properties fo:font-size="14pt" fo:font-weight="normal" officeooo:rsid="00322812" officeooo:paragraph-rsid="00322812" style:font-size-asian="14pt" style:font-weight-asian="normal" style:font-size-complex="14pt" style:font-weight-complex="normal"/>
    </style:style>
    <style:style style:name="P56" style:family="paragraph" style:parent-style-name="Standard" style:list-style-name="L9">
      <style:text-properties fo:font-size="14pt" fo:font-weight="normal" officeooo:rsid="0045c315" officeooo:paragraph-rsid="0045c315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062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8ae5" style:font-weight-asian="bold" style:font-weight-complex="bold"/>
    </style:style>
    <style:style style:name="T5" style:family="text">
      <style:text-properties fo:font-weight="bold" officeooo:rsid="002b6c4b" style:font-weight-asian="bold" style:font-weight-complex="bold"/>
    </style:style>
    <style:style style:name="T6" style:family="text">
      <style:text-properties fo:font-weight="bold" officeooo:rsid="002fb7d2" style:font-weight-asian="bold" style:font-weight-complex="bold"/>
    </style:style>
    <style:style style:name="T7" style:family="text">
      <style:text-properties fo:font-weight="bold" officeooo:rsid="003169fe" style:font-weight-asian="bold" style:font-weight-complex="bold"/>
    </style:style>
    <style:style style:name="T8" style:family="text">
      <style:text-properties fo:font-weight="bold" officeooo:rsid="00382a9b" style:font-weight-asian="bold" style:font-weight-complex="bold"/>
    </style:style>
    <style:style style:name="T9" style:family="text">
      <style:text-properties fo:font-weight="bold" officeooo:rsid="00386b87" style:font-weight-asian="bold" style:font-weight-complex="bold"/>
    </style:style>
    <style:style style:name="T10" style:family="text">
      <style:text-properties fo:font-weight="bold" officeooo:rsid="003bb781" style:font-weight-asian="bold" style:font-weight-complex="bold"/>
    </style:style>
    <style:style style:name="T11" style:family="text">
      <style:text-properties fo:font-weight="bold" officeooo:rsid="003dd777" style:font-weight-asian="bold" style:font-weight-complex="bold"/>
    </style:style>
    <style:style style:name="T12" style:family="text">
      <style:text-properties fo:font-weight="bold" officeooo:rsid="004600e0" style:font-weight-asian="bold" style:font-weight-complex="bold"/>
    </style:style>
    <style:style style:name="T13" style:family="text">
      <style:text-properties fo:font-weight="bold" officeooo:rsid="004ddd6e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c9a8" style:font-weight-asian="normal" style:font-weight-complex="normal"/>
    </style:style>
    <style:style style:name="T16" style:family="text">
      <style:text-properties fo:font-weight="normal" officeooo:rsid="00179a4e" style:font-weight-asian="normal" style:font-weight-complex="normal"/>
    </style:style>
    <style:style style:name="T17" style:family="text">
      <style:text-properties fo:font-weight="normal" officeooo:rsid="00183e90" style:font-weight-asian="normal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183e90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19490e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1d92f6" style:font-size-asian="18pt" style:font-weight-asian="bold" style:font-size-complex="18pt" style:font-weight-complex="bold"/>
    </style:style>
    <style:style style:name="T22" style:family="text">
      <style:text-properties officeooo:rsid="00183e90"/>
    </style:style>
    <style:style style:name="T23" style:family="text">
      <style:text-properties officeooo:rsid="00205b8d"/>
    </style:style>
    <style:style style:name="T24" style:family="text">
      <style:text-properties officeooo:rsid="00258a91"/>
    </style:style>
    <style:style style:name="T25" style:family="text">
      <style:text-properties officeooo:rsid="00288ae5"/>
    </style:style>
    <style:style style:name="T26" style:family="text">
      <style:text-properties officeooo:rsid="002b6c4b"/>
    </style:style>
    <style:style style:name="T27" style:family="text">
      <style:text-properties officeooo:rsid="002da8c6"/>
    </style:style>
    <style:style style:name="T28" style:family="text">
      <style:text-properties officeooo:rsid="003169fe"/>
    </style:style>
    <style:style style:name="T29" style:family="text">
      <style:text-properties officeooo:rsid="00382a9b"/>
    </style:style>
    <style:style style:name="T30" style:family="text">
      <style:text-properties officeooo:rsid="00386b87"/>
    </style:style>
    <style:style style:name="T31" style:family="text">
      <style:text-properties officeooo:rsid="003bb781"/>
    </style:style>
    <style:style style:name="T32" style:family="text">
      <style:text-properties officeooo:rsid="003dd777"/>
    </style:style>
    <style:style style:name="T33" style:family="text">
      <style:text-properties officeooo:rsid="0041bda3"/>
    </style:style>
    <style:style style:name="T34" style:family="text">
      <style:text-properties officeooo:rsid="0044de70"/>
    </style:style>
    <style:style style:name="T35" style:family="text">
      <style:text-properties officeooo:rsid="00488958"/>
    </style:style>
    <style:style style:name="T36" style:family="text">
      <style:text-properties officeooo:rsid="004c9c3c"/>
    </style:style>
    <style:style style:name="T37" style:family="text">
      <style:text-properties officeooo:rsid="004ddd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3 <text:s/><text:span text:style-name="T2">=</text:span> <text:span text:style-name="T2">&gt; 2.5</text:span></text:p>
      <text:p text:style-name="P1">Rendering methods:</text:p>
      <text:p text:style-name="P1"/>
      <text:list xml:id="list626319988599492136" text:style-name="L1">
        <text:list-item>
          <text:p text:style-name="P31">return HttpResponse(html)</text:p>
        </text:list-item>
        <text:list-item>
          <text:p text:style-name="P31">get_template(‘hello.html’) t.render(Context({‘name’: name}))</text:p>
        </text:list-item>
        <text:list-item>
          <text:p text:style-name="P31">from django.shortcuts import render_to_response : shortcut of 2<text:span text:style-name="T1">nd</text:span> point</text:p>
        </text:list-item>
        <text:list-item>
          <text:p text:style-name="P31">class HelloTemplate : <text:line-break/>def get_context_data(self, **kwargs) <text:line-break/>context = super....<text:line-break/>context[‘name’] = ‘Aseem Shrey’<text:line-break/>return context</text:p>
        </text:list-item>
        <text:list-item>
          <text:p text:style-name="P32">Admin panel </text:p>
        </text:list-item>
      </text:list>
      <text:p text:style-name="P2"/>
      <text:p text:style-name="P3">2.6</text:p>
      <text:list xml:id="list4196786502008040367" text:style-name="L2">
        <text:list-item>
          <text:p text:style-name="P33">Fillers : {{ article.body | lower | truncatewords: “10” }} ; many other fillers</text:p>
        </text:list-item>
        <text:list-item>
          <text:p text:style-name="P33">if - else in templates</text:p>
        </text:list-item>
        <text:list-item>
          <text:p text:style-name="P34">Template inheritance : {% extends <text:s/>“base.html” %}<text:line-break/><text:tab/><text:tab/><text:tab/> <text:s/>{% block content %} ... {% endblock %}</text:p>
        </text:list-item>
      </text:list>
      <text:p text:style-name="P1"/>
      <text:p text:style-name="P2"/>
      <text:p text:style-name="P4">2.7</text:p>
      <text:list xml:id="list1257147717410807000" text:style-name="L3">
        <text:list-item>
          <text:p text:style-name="P35"><text:span text:style-name="T3">static files </text:span><text:span text:style-name="T14">: setup </text:span></text:p>
        </text:list-item>
      </text:list>
      <text:p text:style-name="P36"/>
      <text:p text:style-name="P5"><text:span text:style-name="T18">Login and user registration</text:span><text:span text:style-name="T14"><text:line-break/></text:span></text:p>
      <text:p text:style-name="P37">3.1</text:p>
      <text:list xml:id="list1395918745270247372" text:style-name="L4">
        <text:list-item>
          <text:p text:style-name="P41"><text:span text:style-name="T14">Middleware, sessions – </text:span><text:span text:style-name="T15">Cookies</text:span></text:p>
        </text:list-item>
      </text:list>
      <text:p text:style-name="P38">3.2</text:p>
      <text:list xml:id="list8188585773173614306" text:style-name="L5">
        <text:list-item>
          <text:p text:style-name="P42"><text:span text:style-name="T14">authentication system – </text:span><text:span text:style-name="T16">default database</text:span></text:p>
        </text:list-item>
      </text:list>
      <text:p text:style-name="P39">3.3</text:p>
      <text:list xml:id="list2650577679716021030" text:style-name="L6">
        <text:list-item>
          <text:p text:style-name="P43"><text:span text:style-name="T14">Registration system – </text:span><text:span text:style-name="T17">default forms UserCreationForm</text:span></text:p>
        </text:list-item>
      </text:list>
      <text:p text:style-name="P40"/>
      <text:p text:style-name="P40"/>
      <text:p text:style-name="P6"><text:bookmark-start text:name="__DdeLink__7_1113712049"/><text:span text:style-name="T20">Database</text:span><text:span text:style-name="T19"> :</text:span><text:bookmark-end text:name="__DdeLink__7_1113712049"/></text:p>
      <text:p text:style-name="P44"/>
      <text:p text:style-name="P7"><text:span text:style-name="T22">4.</text:span>1 =&gt; 4.3</text:p>
      <text:list xml:id="list4559053119507229794" text:style-name="L7">
        <text:list-item>
          <text:p text:style-name="P47">Save data from form </text:p>
        </text:list-item>
        <text:list-item>
          <text:p text:style-name="P47">Like and Comment – Saving to database</text:p>
        </text:list-item>
        <text:list-item>
          <text:p text:style-name="P48">Meta class <text:s/>- Form from model and choose which fields to be shown</text:p>
        </text:list-item>
        <text:list-item>
          <text:p text:style-name="P49">save but commit=false; <text:s/><text:span text:style-name="T23">ForeignKey relationship to Model ( here Article )</text:span></text:p>
        </text:list-item>
        <text:list-item>
          <text:p text:style-name="P50">article.comment_set.all</text:p>
        </text:list-item>
      </text:list>
      <text:p text:style-name="P8"/>
      <text:p text:style-name="P46"/>
      <text:p text:style-name="P46"/>
      <text:p text:style-name="P46"/>
      <text:p text:style-name="P46"/>
      <text:p text:style-name="P46"/>
      <text:p text:style-name="P9"><text:soft-page-break/><text:span text:style-name="T21">Advanced</text:span><text:span text:style-name="T19"> :</text:span></text:p>
      <text:p text:style-name="P45"/>
      <text:p text:style-name="P10"><text:span text:style-name="T22">5.</text:span>1 :<text:span text:style-name="T3"> File</text:span> <text:span text:style-name="T3">Uploading , </text:span><text:span text:style-name="T13">dumpdata : </text:span><text:span text:style-name="T37">If no migrations working</text:span></text:p>
      <text:p text:style-name="P10">5.2 :<text:span text:style-name="T3"> Search</text:span> ( <text:span text:style-name="T24">parameter</text:span> LIKE in MySQL ) , <text:span text:style-name="T3">AJAX</text:span></text:p>
      <text:p text:style-name="P11">5.3 : <text:span text:style-name="T25">t</text:span><text:span text:style-name="T4">asty-pie </text:span><text:span text:style-name="T25">: </text:span><text:span text:style-name="T4">Web Services</text:span><text:span text:style-name="T25"> , </text:span><text:span text:style-name="T4">REST</text:span><text:span text:style-name="T25"> and JSON</text:span></text:p>
      <text:p text:style-name="P12">5.4 : <text:span text:style-name="T3">test.py </text:span>: tests</text:p>
      <text:p text:style-name="P13">5.5 : <text:span text:style-name="T5">south</text:span><text:span text:style-name="T26"> <text:s/>: deprecated in django 1.7+ , use makemigrations</text:span></text:p>
      <text:p text:style-name="P14">5.6 : <text:span text:style-name="T3">form widget : </text:span><text:span text:style-name="T27">Multiple Contact form</text:span></text:p>
      <text:p text:style-name="P15">5.7 : Custom UserProfile model : <text:span text:style-name="T6">@login_required</text:span></text:p>
      <text:p text:style-name="P16">5.8 : <text:span text:style-name="T7">Create</text:span><text:span text:style-name="T28"> </text:span><text:span text:style-name="T3">Template tags</text:span></text:p>
      <text:p text:style-name="P51"/>
      <text:p text:style-name="P52">5.9 =&gt; 5.10 : Deploying Online</text:p>
      <text:list xml:id="list8436326333451498335" text:style-name="L8">
        <text:list-item>
          <text:p text:style-name="P55">gunicorn <text:tab/><text:tab/>: python production server</text:p>
        </text:list-item>
        <text:list-item>
          <text:p text:style-name="P55">dj-database-url <text:tab/>: database automatic variable setup</text:p>
        </text:list-item>
        <text:list-item>
          <text:p text:style-name="P55">boto and django-storages : s3 services amazon</text:p>
        </text:list-item>
      </text:list>
      <text:p text:style-name="P17"/>
      <text:p text:style-name="P18">5.11 : <text:span text:style-name="T3">Fabric </text:span>: <text:span text:style-name="T36">Safe Deploying and faster deployment</text:span> </text:p>
      <text:p text:style-name="P19">5.12 : <text:span text:style-name="T3">WHOOSH</text:span> and <text:span text:style-name="T3">Haystack : </text:span>Search engine better than AJAX search</text:p>
      <text:p text:style-name="P20">5.13 : <text:span text:style-name="T3">Signals </text:span>: <text:span text:style-name="T29">Similar to </text:span><text:span text:style-name="T8">hooks</text:span><text:span text:style-name="T29"> in </text:span><text:span text:style-name="T8">PHP</text:span></text:p>
      <text:p text:style-name="P21"><text:span text:style-name="T29">5.</text:span>14 : <text:span text:style-name="T3">Custom Signals : </text:span><text:span text:style-name="T9">Display</text:span><text:span text:style-name="T30"> an article only when it is </text:span><text:span text:style-name="T9">approved</text:span></text:p>
      <text:p text:style-name="P22"><text:span text:style-name="T30">5.</text:span>15 : <text:span text:style-name="T10">Celery </text:span><text:span text:style-name="T31">: Long tasks in the background , giving the user confirmation that the <text:tab/><text:tab/> <text:s text:c="4"/>process has started</text:span></text:p>
      <text:p text:style-name="P22"><text:tab/><text:span text:style-name="T11">rabbitmq-server</text:span></text:p>
      <text:p text:style-name="P23"><text:span text:style-name="T32">5.</text:span>16 : Celery task queuing</text:p>
      <text:p text:style-name="P24">5.17 : <text:span text:style-name="T3">Flash Message </text:span>: Template Context Processors</text:p>
      <text:p text:style-name="P25">5.18 : <text:span text:style-name="T3">notifications </text:span>: <text:span text:style-name="T33">Notifications system</text:span></text:p>
      <text:p text:style-name="P26">5.19 : <text:span text:style-name="T3">Bootstrap</text:span></text:p>
      <text:p text:style-name="P53"/>
      <text:p text:style-name="P54">6:</text:p>
      <text:p text:style-name="P27">6.1 : ‘_<text:span text:style-name="T34">functionName’ : underscore shows function is private to that class only</text:span></text:p>
      <text:list xml:id="list1310538780192289972" text:style-name="L9">
        <text:list-item>
          <text:p text:style-name="P56"><text:span text:style-name="T12">C</text:span><text:span text:style-name="T3">reate registration form</text:span> and save to database</text:p>
        </text:list-item>
      </text:list>
      <text:p text:style-name="P28">6.2 : Setting up an ec2 instance</text:p>
      <text:p text:style-name="P29">6.3 : <text:span text:style-name="T3">Testing</text:span></text:p>
      <text:p text:style-name="P29">6.4 : <text:span text:style-name="T3">Stripe </text:span>: <text:bookmark-start text:name="__DdeLink__10_1113712049"/><text:span text:style-name="T35">Payment details</text:span><text:bookmark-end text:name="__DdeLink__10_1113712049"/></text:p>
      <text:p text:style-name="P30">6.5 : <text:span text:style-name="T3">Paypal</text:span> : <text:span text:style-name="T35">Payment detai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13:47.462297892</meta:creation-date>
    <dc:date>2017-01-22T01:17:04.054622459</dc:date>
    <meta:editing-duration>PT13H20M4S</meta:editing-duration>
    <meta:editing-cycles>61</meta:editing-cycles>
    <meta:generator>LibreOffice/5.2.1.2$Linux_X86_64 LibreOffice_project/31dd62db80d4e60af04904455ec9c9219178d620</meta:generator>
    <meta:document-statistic meta:table-count="0" meta:image-count="0" meta:object-count="0" meta:page-count="2" meta:paragraph-count="57" meta:word-count="379" meta:character-count="2205" meta:non-whitespace-character-count="1872"/>
  </office:meta>
</office:document-meta>
</file>